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380000028ADA52DF6B5BA028A7.png" manifest:media-type="image/png"/>
  <manifest:file-entry manifest:full-path="Pictures/10000201000004380000028A9C84C4CC63347A2E.png" manifest:media-type="image/png"/>
  <manifest:file-entry manifest:full-path="Pictures/10000201000004380000028A26310E4527EAC09C.png" manifest:media-type="image/png"/>
  <manifest:file-entry manifest:full-path="Pictures/10000201000004380000028ADE78B00DA265EBED.png" manifest:media-type="image/png"/>
  <manifest:file-entry manifest:full-path="Pictures/10000201000004380000028A74223BB8A6DE33D4.png" manifest:media-type="image/png"/>
  <manifest:file-entry manifest:full-path="Pictures/10000201000004380000028A1CE6D35B3C1D9CC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39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375cm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174cm" fo:min-width="0cm" fo:padding-top="0.151cm" fo:padding-bottom="0.151cm" fo:padding-left="0.276cm" fo:padding-right="0.276cm"/>
    </style:style>
    <style:style style:name="gr6" style:family="graphic" style:parent-style-name="objectwithoutfill">
      <style:graphic-properties draw:stroke="solid" svg:stroke-width="0.106cm" svg:stroke-color="#ce18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9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0" style:family="graphic" style:parent-style-name="objectwithoutfill">
      <style:graphic-properties draw:stroke="dash" draw:stroke-dash="Ultrafine_20_Dashe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1" style:family="graphic" style:parent-style-name="objectwithoutfill">
      <style:graphic-properties draw:stroke="solid" draw:stroke-dash="Ultrafine_20_Dashe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2" style:family="graphic" style:parent-style-name="objectwithoutfill">
      <style:graphic-properties draw:stroke="solid" draw:stroke-dash="Ultrafine_20_Dashe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3" style:family="graphic" style:parent-style-name="objectwithoutfill">
      <style:graphic-properties svg:stroke-width="0.018cm" svg:stroke-color="#000000" draw:marker-start="Rounded_20_large_20_Arrow" draw:marker-start-width="0.103cm" draw:marker-end="Rounded_20_large_20_Arrow" draw:marker-end-width="0.103cm" draw:fill="none" draw:textarea-vertical-align="middle" fo:padding-top="0.134cm" fo:padding-bottom="0.134cm" fo:padding-left="0.259cm" fo:padding-right="0.259cm"/>
    </style:style>
    <style:style style:name="gr14" style:family="graphic" style:parent-style-name="standard">
      <style:graphic-properties draw:stroke="none" svg:stroke-width="0.044cm" draw:stroke-linejoin="miter" draw:fill="solid" draw:fill-color="#ffffff"/>
    </style:style>
    <style:style style:name="gr15" style:family="graphic" style:parent-style-name="standard">
      <style:graphic-properties draw:stroke="none" svg:stroke-width="0.044cm" draw:stroke-linejoin="miter" draw:fill="solid" draw:fill-color="#000000"/>
    </style:style>
    <style:style style:name="gr16" style:family="graphic" style:parent-style-name="standard">
      <style:graphic-properties draw:stroke="solid" svg:stroke-width="0.106cm" svg:stroke-color="#ce181e" draw:marker-start-width="0.358cm" draw:marker-end-width="0.358cm" draw:fill="none" draw:fill-color="#ffffff" draw:textarea-horizontal-align="justify" draw:textarea-vertical-align="middle" draw:auto-grow-height="false" fo:min-height="0.251cm" fo:min-width="0cm" fo:padding-top="0.177cm" fo:padding-bottom="0.177cm" fo:padding-left="0.302cm" fo:padding-right="0.302cm"/>
    </style:style>
    <style:style style:name="gr17" style:family="graphic" style:parent-style-name="standard">
      <style:graphic-properties draw:stroke="solid" svg:stroke-width="0.106cm" svg:stroke-color="#ce181e" draw:marker-start-width="0.358cm" draw:marker-end-width="0.358cm" draw:fill="none" draw:fill-color="#ffffff" draw:textarea-horizontal-align="justify" draw:textarea-vertical-align="middle" draw:auto-grow-height="false" fo:min-height="0.431cm" fo:min-width="0.123cm" fo:padding-top="0.177cm" fo:padding-bottom="0.177cm" fo:padding-left="0.302cm" fo:padding-right="0.302cm"/>
    </style:style>
    <style:style style:name="gr18" style:family="graphic" style:parent-style-name="objectwithoutfill">
      <style:graphic-properties draw:stroke="dash" draw:stroke-dash="Ultrafine_20_2_20_Dots_20_3_20_Dashes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004cm" fo:min-width="0.278cm" fo:padding-top="0.142cm" fo:padding-bottom="0.142cm" fo:padding-left="0.267cm" fo:padding-right="0.267cm"/>
    </style:style>
    <style:style style:name="gr20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.244cm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style:paragraph-properties fo:margin-left="0.203cm" fo:margin-right="0cm" fo:text-indent="0.051cm"/>
    </style:style>
    <style:style style:name="P6" style:family="paragraph">
      <loext:graphic-properties draw:fill="none" draw:fill-color="#ffffff"/>
      <style:paragraph-properties fo:margin-left="0.203cm" fo:margin-right="0cm" fo:text-indent="0.051cm"/>
      <style:text-properties fo:font-size="9pt" fo:font-weight="normal" style:font-weight-asian="normal" style:font-weight-complex="normal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solid" draw:fill-color="#ffffff"/>
      <style:paragraph-properties fo:margin-left="0cm" fo:margin-right="0cm" fo:text-indent="0.051cm"/>
      <style:text-properties fo:font-size="9pt"/>
    </style:style>
    <style:style style:name="P10" style:family="paragraph">
      <loext:graphic-properties draw:fill="solid" draw:fill-color="#000000"/>
      <style:paragraph-properties fo:margin-left="0cm" fo:margin-right="0cm" fo:text-indent="0.051cm"/>
      <style:text-properties fo:font-size="9pt"/>
    </style:style>
    <style:style style:name="P11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4.572cm" svg:x="0.051cm" svg:y="0cm">
          <draw:image xlink:href="Pictures/10000201000004380000028A74223BB8A6DE33D4.png" xlink:type="simple" xlink:show="embed" xlink:actuate="onLoad">
            <text:p/>
          </draw:image>
        </draw:frame>
        <draw:frame draw:style-name="gr1" draw:text-style-name="P1" draw:layer="layout" svg:width="7.62cm" svg:height="4.572cm" svg:x="6.719cm" svg:y="0cm">
          <draw:image xlink:href="Pictures/10000201000004380000028A1CE6D35B3C1D9CCB.png" xlink:type="simple" xlink:show="embed" xlink:actuate="onLoad">
            <text:p/>
          </draw:image>
        </draw:frame>
        <draw:frame draw:style-name="gr1" draw:text-style-name="P1" draw:layer="layout" svg:width="7.62cm" svg:height="4.572cm" svg:x="13.386cm" svg:y="0cm">
          <draw:image xlink:href="Pictures/10000201000004380000028ADE78B00DA265EBED.png" xlink:type="simple" xlink:show="embed" xlink:actuate="onLoad">
            <text:p/>
          </draw:image>
        </draw:frame>
        <draw:frame draw:style-name="gr1" draw:text-style-name="P1" draw:layer="layout" svg:width="7.62cm" svg:height="4.572cm" svg:x="0.127cm" svg:y="3.818cm">
          <draw:image xlink:href="Pictures/10000201000004380000028A26310E4527EAC09C.png" xlink:type="simple" xlink:show="embed" xlink:actuate="onLoad">
            <text:p/>
          </draw:image>
        </draw:frame>
        <draw:frame draw:style-name="gr1" draw:text-style-name="P1" draw:layer="layout" svg:width="7.62cm" svg:height="4.572cm" svg:x="6.795cm" svg:y="3.818cm">
          <draw:image xlink:href="Pictures/10000201000004380000028A9C84C4CC63347A2E.png" xlink:type="simple" xlink:show="embed" xlink:actuate="onLoad">
            <text:p/>
          </draw:image>
        </draw:frame>
        <draw:frame draw:style-name="gr1" draw:text-style-name="P1" draw:layer="layout" svg:width="7.62cm" svg:height="4.572cm" svg:x="13.462cm" svg:y="3.818cm">
          <draw:image xlink:href="Pictures/10000201000004380000028ADA52DF6B5BA028A7.png" xlink:type="simple" xlink:show="embed" xlink:actuate="onLoad">
            <text:p/>
          </draw:image>
        </draw:frame>
        <draw:frame draw:style-name="gr2" draw:text-style-name="P2" draw:layer="layout" svg:width="3.683cm" svg:height="1.016cm" svg:x="5.207cm" svg:y="4.064cm">
          <draw:text-box>
            <text:p><text:span text:style-name="T1">1/6[-2 -1 1]</text:span></text:p>
          </draw:text-box>
        </draw:frame>
        <draw:frame draw:style-name="gr3" draw:text-style-name="P3" draw:layer="layout" svg:width="0.891cm" svg:height="0.607cm" svg:x="0.943cm" svg:y="3.41cm">
          <draw:text-box>
            <text:p><text:span text:style-name="T2">(a)</text:span></text:p>
          </draw:text-box>
        </draw:frame>
        <draw:frame draw:style-name="gr3" draw:text-style-name="P3" draw:layer="layout" svg:width="0.891cm" svg:height="0.607cm" svg:x="7.657cm" svg:y="3.41cm">
          <draw:text-box>
            <text:p><text:span text:style-name="T2">(b)</text:span></text:p>
          </draw:text-box>
        </draw:frame>
        <draw:frame draw:style-name="gr4" draw:text-style-name="P3" draw:layer="layout" svg:width="0.875cm" svg:height="0.607cm" svg:x="14.459cm" svg:y="3.311cm">
          <draw:text-box>
            <text:p><text:span text:style-name="T2">(c)</text:span></text:p>
          </draw:text-box>
        </draw:frame>
        <draw:frame draw:style-name="gr3" draw:text-style-name="P3" draw:layer="layout" svg:width="0.891cm" svg:height="0.607cm" svg:x="0.943cm" svg:y="7.256cm">
          <draw:text-box>
            <text:p><text:span text:style-name="T2">(d)</text:span></text:p>
          </draw:text-box>
        </draw:frame>
        <draw:frame draw:style-name="gr3" draw:text-style-name="P3" draw:layer="layout" svg:width="0.891cm" svg:height="0.607cm" svg:x="7.657cm" svg:y="7.256cm">
          <draw:text-box>
            <text:p><text:span text:style-name="T2">(e)</text:span></text:p>
          </draw:text-box>
        </draw:frame>
        <draw:frame draw:style-name="gr3" draw:text-style-name="P3" draw:layer="layout" svg:width="0.891cm" svg:height="0.607cm" svg:x="14.459cm" svg:y="7.256cm">
          <draw:text-box>
            <text:p><text:span text:style-name="T2">(f)</text:span></text:p>
          </draw:text-box>
        </draw:frame>
        <draw:g>
          <draw:g>
            <draw:custom-shape draw:style-name="gr5" draw:text-style-name="P4" draw:layer="layout" svg:width="0.622cm" svg:height="0.672cm" svg:x="3.409cm" svg:y="9.2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6" draw:text-style-name="P1" draw:layer="layout" svg:width="4.92cm" svg:height="2.452cm" draw:transform="skewX (0.301418361819421) rotate (0.501258561172771) translate (1.29050469272838cm 9.57892727556352cm)" svg:viewBox="0 0 4921 2453" svg:d="M0 0c2857 1 4921 2453 4921 2453">
              <text:p/>
            </draw:path>
            <draw:line draw:style-name="gr7" draw:text-style-name="P1" draw:layer="layout" svg:x1="1.143cm" svg:y1="8.625cm" svg:x2="6.476cm" svg:y2="8.625cm">
              <text:p/>
            </draw:line>
            <draw:line draw:style-name="gr7" draw:text-style-name="P1" draw:layer="layout" svg:x1="1.143cm" svg:y1="11.292cm" svg:x2="6.476cm" svg:y2="11.292cm">
              <text:p/>
            </draw:line>
            <draw:frame draw:style-name="gr8" draw:text-style-name="P6" draw:layer="layout" svg:width="1.412cm" svg:height="0.963cm" svg:x="3.645cm" svg:y="9.44cm">
              <draw:text-box>
                <text:p text:style-name="P5"><text:span text:style-name="T3">Void</text:span></text:p>
              </draw:text-box>
            </draw:frame>
            <draw:line draw:style-name="gr9" draw:text-style-name="P1" draw:layer="layout" svg:x1="1.701cm" svg:y1="9.428cm" svg:x2="1.859cm" svg:y2="9.64cm">
              <text:p/>
            </draw:line>
            <draw:line draw:style-name="gr9" draw:text-style-name="P1" draw:layer="layout" svg:x1="1.879cm" svg:y1="9.449cm" svg:x2="1.683cm" svg:y2="9.62cm">
              <text:p/>
            </draw:line>
            <draw:line draw:style-name="gr9" draw:text-style-name="P1" draw:layer="layout" svg:x1="5.585cm" svg:y1="9.514cm" svg:x2="5.743cm" svg:y2="9.726cm">
              <text:p/>
            </draw:line>
            <draw:line draw:style-name="gr9" draw:text-style-name="P1" draw:layer="layout" svg:x1="5.762cm" svg:y1="9.535cm" svg:x2="5.566cm" svg:y2="9.706cm">
              <text:p/>
            </draw:line>
            <draw:line draw:style-name="gr10" draw:text-style-name="P1" draw:layer="layout" svg:x1="1.761cm" svg:y1="9.514cm" svg:x2="1.761cm" svg:y2="10.53cm">
              <text:p/>
            </draw:line>
            <draw:line draw:style-name="gr10" draw:text-style-name="P1" draw:layer="layout" svg:x1="3.699cm" svg:y1="9.93cm" svg:x2="3.699cm" svg:y2="10.565cm">
              <text:p/>
            </draw:line>
            <draw:line draw:style-name="gr10" draw:text-style-name="P1" draw:layer="layout" svg:x1="5.645cm" svg:y1="9.641cm" svg:x2="5.645cm" svg:y2="10.657cm">
              <text:p/>
            </draw:line>
            <draw:line draw:style-name="gr11" draw:text-style-name="P1" draw:layer="layout" svg:x1="1.761cm" svg:y1="10.53cm" svg:x2="1.761cm" svg:y2="10.911cm">
              <text:p/>
            </draw:line>
            <draw:line draw:style-name="gr12" draw:text-style-name="P1" draw:layer="layout" svg:x1="5.645cm" svg:y1="10.53cm" svg:x2="5.645cm" svg:y2="10.911cm">
              <text:p/>
            </draw:line>
            <draw:line draw:style-name="gr12" draw:text-style-name="P1" draw:layer="layout" svg:x1="1.761cm" svg:y1="10.531cm" svg:x2="1.761cm" svg:y2="10.911cm">
              <text:p/>
            </draw:line>
            <draw:line draw:style-name="gr12" draw:text-style-name="P1" draw:layer="layout" svg:x1="3.699cm" svg:y1="10.565cm" svg:x2="3.699cm" svg:y2="10.946cm">
              <text:p/>
            </draw:line>
            <draw:line draw:style-name="gr13" draw:text-style-name="P1" draw:layer="layout" svg:x1="1.761cm" svg:y1="10.665cm" svg:x2="3.699cm" svg:y2="10.657cm">
              <text:p/>
            </draw:line>
            <draw:line draw:style-name="gr13" draw:text-style-name="P1" draw:layer="layout" svg:x1="1.762cm" svg:y1="10.665cm" svg:x2="3.7cm" svg:y2="10.657cm">
              <text:p/>
            </draw:line>
            <draw:line draw:style-name="gr13" draw:text-style-name="P1" draw:layer="layout" svg:x1="3.708cm" svg:y1="10.665cm" svg:x2="5.646cm" svg:y2="10.657cm">
              <text:p/>
            </draw:line>
            <draw:g>
              <svg:title>TexMaths</svg:title>
              <svg:desc>14§display§d§svg§600§FALSE§</svg:desc>
              <draw:polygon draw:style-name="gr14" draw:text-style-name="P7" draw:layer="layout" svg:width="0.238cm" svg:height="0.342cm" svg:x="2.699cm" svg:y="10.149cm" svg:viewBox="0 0 239 343" draw:points="120,343 0,343 0,0 239,0 239,343">
                <text:p/>
              </draw:polygon>
              <draw:path draw:style-name="gr15" draw:text-style-name="P8" draw:layer="layout" svg:width="0.218cm" svg:height="0.348cm" svg:x="2.718cm" svg:y="10.1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    <text:p/>
              </draw:path>
            </draw:g>
            <draw:g>
              <svg:title>TexMaths</svg:title>
              <svg:desc>14§display§d§svg§600§FALSE§</svg:desc>
              <draw:polygon draw:style-name="gr14" draw:text-style-name="P7" draw:layer="layout" svg:width="0.238cm" svg:height="0.342cm" svg:x="4.586cm" svg:y="10.149cm" svg:viewBox="0 0 239 343" draw:points="120,343 0,343 0,0 239,0 239,343">
                <text:p/>
              </draw:polygon>
              <draw:path draw:style-name="gr15" draw:text-style-name="P8" draw:layer="layout" svg:width="0.218cm" svg:height="0.348cm" svg:x="4.605cm" svg:y="10.1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    <text:p/>
              </draw:path>
            </draw:g>
            <draw:g>
              <svg:title>TexMaths</svg:title>
              <svg:desc>14§display§d§svg§600§FALSE§</svg:desc>
              <draw:polygon draw:style-name="gr14" draw:text-style-name="P9" draw:layer="layout" svg:width="0.238cm" svg:height="0.342cm" svg:x="2.699cm" svg:y="10.149cm" svg:viewBox="0 0 239 343" draw:points="120,343 0,343 0,0 239,0 239,343">
                <text:p/>
              </draw:polygon>
              <draw:path draw:style-name="gr15" draw:text-style-name="P10" draw:layer="layout" svg:width="0.218cm" svg:height="0.348cm" svg:x="2.718cm" svg:y="10.1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    <text:p/>
              </draw:path>
            </draw:g>
            <draw:g>
              <svg:title>TexMaths</svg:title>
              <svg:desc>14§display§d§svg§600§FALSE§</svg:desc>
              <draw:polygon draw:style-name="gr14" draw:text-style-name="P9" draw:layer="layout" svg:width="0.238cm" svg:height="0.342cm" svg:x="4.586cm" svg:y="10.149cm" svg:viewBox="0 0 239 343" draw:points="120,343 0,343 0,0 239,0 239,343">
                <text:p/>
              </draw:polygon>
              <draw:path draw:style-name="gr15" draw:text-style-name="P10" draw:layer="layout" svg:width="0.218cm" svg:height="0.348cm" svg:x="4.605cm" svg:y="10.1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    <text:p/>
              </draw:path>
            </draw:g>
          </draw:g>
          <draw:g>
            <draw:custom-shape draw:style-name="gr5" draw:text-style-name="P4" draw:layer="layout" svg:width="0.622cm" svg:height="0.672cm" svg:x="10.202cm" svg:y="9.2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1" draw:layer="layout" svg:x1="7.936cm" svg:y1="8.625cm" svg:x2="13.269cm" svg:y2="8.625cm">
              <text:p/>
            </draw:line>
            <draw:line draw:style-name="gr7" draw:text-style-name="P1" draw:layer="layout" svg:x1="7.936cm" svg:y1="11.292cm" svg:x2="13.269cm" svg:y2="11.292cm">
              <text:p/>
            </draw:line>
            <draw:line draw:style-name="gr9" draw:text-style-name="P1" draw:layer="layout" svg:x1="8.494cm" svg:y1="9.428cm" svg:x2="8.652cm" svg:y2="9.64cm">
              <text:p/>
            </draw:line>
            <draw:line draw:style-name="gr9" draw:text-style-name="P1" draw:layer="layout" svg:x1="8.671cm" svg:y1="9.449cm" svg:x2="8.475cm" svg:y2="9.62cm">
              <text:p/>
            </draw:line>
            <draw:line draw:style-name="gr9" draw:text-style-name="P1" draw:layer="layout" svg:x1="12.378cm" svg:y1="9.514cm" svg:x2="12.536cm" svg:y2="9.726cm">
              <text:p/>
            </draw:line>
            <draw:line draw:style-name="gr9" draw:text-style-name="P1" draw:layer="layout" svg:x1="12.555cm" svg:y1="9.535cm" svg:x2="12.359cm" svg:y2="9.706cm">
              <text:p/>
            </draw:line>
            <draw:line draw:style-name="gr10" draw:text-style-name="P1" draw:layer="layout" svg:x1="8.554cm" svg:y1="9.514cm" svg:x2="8.554cm" svg:y2="10.53cm">
              <text:p/>
            </draw:line>
            <draw:line draw:style-name="gr10" draw:text-style-name="P1" draw:layer="layout" svg:x1="10.492cm" svg:y1="9.93cm" svg:x2="10.492cm" svg:y2="10.565cm">
              <text:p/>
            </draw:line>
            <draw:line draw:style-name="gr10" draw:text-style-name="P1" draw:layer="layout" svg:x1="12.438cm" svg:y1="9.641cm" svg:x2="12.438cm" svg:y2="10.657cm">
              <text:p/>
            </draw:line>
            <draw:line draw:style-name="gr11" draw:text-style-name="P1" draw:layer="layout" svg:x1="8.554cm" svg:y1="10.53cm" svg:x2="8.554cm" svg:y2="10.911cm">
              <text:p/>
            </draw:line>
            <draw:line draw:style-name="gr12" draw:text-style-name="P1" draw:layer="layout" svg:x1="12.438cm" svg:y1="10.53cm" svg:x2="12.438cm" svg:y2="10.911cm">
              <text:p/>
            </draw:line>
            <draw:line draw:style-name="gr12" draw:text-style-name="P1" draw:layer="layout" svg:x1="8.554cm" svg:y1="10.531cm" svg:x2="8.554cm" svg:y2="10.911cm">
              <text:p/>
            </draw:line>
            <draw:line draw:style-name="gr12" draw:text-style-name="P1" draw:layer="layout" svg:x1="10.492cm" svg:y1="10.565cm" svg:x2="10.492cm" svg:y2="10.946cm">
              <text:p/>
            </draw:line>
            <draw:line draw:style-name="gr13" draw:text-style-name="P1" draw:layer="layout" svg:x1="8.554cm" svg:y1="10.665cm" svg:x2="10.492cm" svg:y2="10.657cm">
              <text:p/>
            </draw:line>
            <draw:line draw:style-name="gr13" draw:text-style-name="P1" draw:layer="layout" svg:x1="8.555cm" svg:y1="10.665cm" svg:x2="10.493cm" svg:y2="10.657cm">
              <text:p/>
            </draw:line>
            <draw:line draw:style-name="gr13" draw:text-style-name="P1" draw:layer="layout" svg:x1="10.5cm" svg:y1="10.665cm" svg:x2="12.438cm" svg:y2="10.657cm">
              <text:p/>
            </draw:line>
            <draw:g>
              <svg:title>TexMaths</svg:title>
              <svg:desc>14§display§d§svg§600§FALSE§</svg:desc>
              <draw:polygon draw:style-name="gr14" draw:text-style-name="P7" draw:layer="layout" svg:width="0.238cm" svg:height="0.342cm" svg:x="9.492cm" svg:y="10.149cm" svg:viewBox="0 0 239 343" draw:points="120,343 0,343 0,0 239,0 239,343">
                <text:p/>
              </draw:polygon>
              <draw:path draw:style-name="gr15" draw:text-style-name="P8" draw:layer="layout" svg:width="0.218cm" svg:height="0.348cm" svg:x="9.511cm" svg:y="10.1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    <text:p/>
              </draw:path>
            </draw:g>
            <draw:g>
              <svg:title>TexMaths</svg:title>
              <svg:desc>14§display§d§svg§600§FALSE§</svg:desc>
              <draw:polygon draw:style-name="gr14" draw:text-style-name="P7" draw:layer="layout" svg:width="0.238cm" svg:height="0.342cm" svg:x="11.379cm" svg:y="10.149cm" svg:viewBox="0 0 239 343" draw:points="120,343 0,343 0,0 239,0 239,343">
                <text:p/>
              </draw:polygon>
              <draw:path draw:style-name="gr15" draw:text-style-name="P8" draw:layer="layout" svg:width="0.218cm" svg:height="0.348cm" svg:x="11.397cm" svg:y="10.1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    <text:p/>
              </draw:path>
            </draw:g>
            <draw:g>
              <svg:title>TexMaths</svg:title>
              <svg:desc>14§display§d§svg§600§FALSE§</svg:desc>
              <draw:polygon draw:style-name="gr14" draw:text-style-name="P9" draw:layer="layout" svg:width="0.238cm" svg:height="0.342cm" svg:x="9.492cm" svg:y="10.149cm" svg:viewBox="0 0 239 343" draw:points="120,343 0,343 0,0 239,0 239,343">
                <text:p/>
              </draw:polygon>
              <draw:path draw:style-name="gr15" draw:text-style-name="P10" draw:layer="layout" svg:width="0.218cm" svg:height="0.348cm" svg:x="9.511cm" svg:y="10.1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    <text:p/>
              </draw:path>
            </draw:g>
            <draw:g>
              <svg:title>TexMaths</svg:title>
              <svg:desc>14§display§d§svg§600§FALSE§</svg:desc>
              <draw:polygon draw:style-name="gr14" draw:text-style-name="P9" draw:layer="layout" svg:width="0.238cm" svg:height="0.342cm" svg:x="11.379cm" svg:y="10.149cm" svg:viewBox="0 0 239 343" draw:points="120,343 0,343 0,0 239,0 239,343">
                <text:p/>
              </draw:polygon>
              <draw:path draw:style-name="gr15" draw:text-style-name="P10" draw:layer="layout" svg:width="0.218cm" svg:height="0.348cm" svg:x="11.397cm" svg:y="10.1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    <text:p/>
              </draw:path>
            </draw:g>
            <draw:path draw:style-name="gr6" draw:text-style-name="P1" draw:layer="layout" svg:width="1.795cm" svg:height="4.416cm" draw:transform="skewX (-0.359014227135234) rotate (0.997455667514759) translate (7.85341079732275cm 9.98785976069951cm)" svg:viewBox="0 0 1796 4417" svg:d="M0 108c733 1 1025-278 1115 57 91 334-311 544-522 780-211 237-150 460-150 460 0 0 9 377 954 140s-240 1143-240 1143c0 0-423 474-312 544 110 69 1085-55 935 404-152 460-524 781-524 781">
              <text:p/>
            </draw:path>
          </draw:g>
          <draw:g>
            <draw:custom-shape draw:style-name="gr5" draw:text-style-name="P4" draw:layer="layout" svg:width="0.621cm" svg:height="0.672cm" svg:x="16.944cm" svg:y="9.2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1" draw:layer="layout" svg:x1="14.678cm" svg:y1="8.625cm" svg:x2="20.011cm" svg:y2="8.625cm">
              <text:p/>
            </draw:line>
            <draw:line draw:style-name="gr7" draw:text-style-name="P1" draw:layer="layout" svg:x1="14.678cm" svg:y1="11.292cm" svg:x2="20.011cm" svg:y2="11.292cm">
              <text:p/>
            </draw:line>
            <draw:line draw:style-name="gr9" draw:text-style-name="P1" draw:layer="layout" svg:x1="15.236cm" svg:y1="9.428cm" svg:x2="15.394cm" svg:y2="9.64cm">
              <text:p/>
            </draw:line>
            <draw:line draw:style-name="gr9" draw:text-style-name="P1" draw:layer="layout" svg:x1="15.413cm" svg:y1="9.449cm" svg:x2="15.217cm" svg:y2="9.62cm">
              <text:p/>
            </draw:line>
            <draw:line draw:style-name="gr9" draw:text-style-name="P1" draw:layer="layout" svg:x1="19.12cm" svg:y1="9.514cm" svg:x2="19.278cm" svg:y2="9.726cm">
              <text:p/>
            </draw:line>
            <draw:line draw:style-name="gr9" draw:text-style-name="P1" draw:layer="layout" svg:x1="19.297cm" svg:y1="9.535cm" svg:x2="19.101cm" svg:y2="9.706cm">
              <text:p/>
            </draw:line>
            <draw:line draw:style-name="gr10" draw:text-style-name="P1" draw:layer="layout" svg:x1="15.296cm" svg:y1="9.514cm" svg:x2="15.296cm" svg:y2="10.53cm">
              <text:p/>
            </draw:line>
            <draw:line draw:style-name="gr10" draw:text-style-name="P1" draw:layer="layout" svg:x1="17.234cm" svg:y1="9.93cm" svg:x2="17.234cm" svg:y2="10.565cm">
              <text:p/>
            </draw:line>
            <draw:line draw:style-name="gr10" draw:text-style-name="P1" draw:layer="layout" svg:x1="19.18cm" svg:y1="9.641cm" svg:x2="19.18cm" svg:y2="10.657cm">
              <text:p/>
            </draw:line>
            <draw:line draw:style-name="gr11" draw:text-style-name="P1" draw:layer="layout" svg:x1="15.296cm" svg:y1="10.53cm" svg:x2="15.296cm" svg:y2="10.911cm">
              <text:p/>
            </draw:line>
            <draw:line draw:style-name="gr12" draw:text-style-name="P1" draw:layer="layout" svg:x1="19.18cm" svg:y1="10.53cm" svg:x2="19.18cm" svg:y2="10.911cm">
              <text:p/>
            </draw:line>
            <draw:line draw:style-name="gr12" draw:text-style-name="P1" draw:layer="layout" svg:x1="15.296cm" svg:y1="10.531cm" svg:x2="15.296cm" svg:y2="10.911cm">
              <text:p/>
            </draw:line>
            <draw:line draw:style-name="gr12" draw:text-style-name="P1" draw:layer="layout" svg:x1="17.234cm" svg:y1="10.565cm" svg:x2="17.234cm" svg:y2="10.946cm">
              <text:p/>
            </draw:line>
            <draw:line draw:style-name="gr13" draw:text-style-name="P1" draw:layer="layout" svg:x1="15.296cm" svg:y1="10.665cm" svg:x2="17.234cm" svg:y2="10.657cm">
              <text:p/>
            </draw:line>
            <draw:line draw:style-name="gr13" draw:text-style-name="P1" draw:layer="layout" svg:x1="15.297cm" svg:y1="10.665cm" svg:x2="17.235cm" svg:y2="10.657cm">
              <text:p/>
            </draw:line>
            <draw:line draw:style-name="gr13" draw:text-style-name="P1" draw:layer="layout" svg:x1="17.242cm" svg:y1="10.665cm" svg:x2="19.18cm" svg:y2="10.657cm">
              <text:p/>
            </draw:line>
            <draw:g>
              <svg:title>TexMaths</svg:title>
              <svg:desc>14§display§d§svg§600§FALSE§</svg:desc>
              <draw:polygon draw:style-name="gr14" draw:text-style-name="P7" draw:layer="layout" svg:width="0.238cm" svg:height="0.342cm" svg:x="16.234cm" svg:y="10.149cm" svg:viewBox="0 0 239 343" draw:points="120,343 0,343 0,0 239,0 239,343">
                <text:p/>
              </draw:polygon>
              <draw:path draw:style-name="gr15" draw:text-style-name="P8" draw:layer="layout" svg:width="0.218cm" svg:height="0.348cm" svg:x="16.252cm" svg:y="10.1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    <text:p/>
              </draw:path>
            </draw:g>
            <draw:g>
              <svg:title>TexMaths</svg:title>
              <svg:desc>14§display§d§svg§600§FALSE§</svg:desc>
              <draw:polygon draw:style-name="gr14" draw:text-style-name="P7" draw:layer="layout" svg:width="0.238cm" svg:height="0.342cm" svg:x="18.121cm" svg:y="10.149cm" svg:viewBox="0 0 239 343" draw:points="120,343 0,343 0,0 239,0 239,343">
                <text:p/>
              </draw:polygon>
              <draw:path draw:style-name="gr15" draw:text-style-name="P8" draw:layer="layout" svg:width="0.218cm" svg:height="0.348cm" svg:x="18.139cm" svg:y="10.1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    <text:p/>
              </draw:path>
            </draw:g>
            <draw:g>
              <svg:title>TexMaths</svg:title>
              <svg:desc>14§display§d§svg§600§FALSE§</svg:desc>
              <draw:polygon draw:style-name="gr14" draw:text-style-name="P9" draw:layer="layout" svg:width="0.238cm" svg:height="0.342cm" svg:x="16.234cm" svg:y="10.149cm" svg:viewBox="0 0 239 343" draw:points="120,343 0,343 0,0 239,0 239,343">
                <text:p/>
              </draw:polygon>
              <draw:path draw:style-name="gr15" draw:text-style-name="P10" draw:layer="layout" svg:width="0.218cm" svg:height="0.348cm" svg:x="16.252cm" svg:y="10.1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    <text:p/>
              </draw:path>
            </draw:g>
            <draw:g>
              <svg:title>TexMaths</svg:title>
              <svg:desc>14§display§d§svg§600§FALSE§</svg:desc>
              <draw:polygon draw:style-name="gr14" draw:text-style-name="P9" draw:layer="layout" svg:width="0.238cm" svg:height="0.342cm" svg:x="18.121cm" svg:y="10.149cm" svg:viewBox="0 0 239 343" draw:points="120,343 0,343 0,0 239,0 239,343">
                <text:p/>
              </draw:polygon>
              <draw:path draw:style-name="gr15" draw:text-style-name="P10" draw:layer="layout" svg:width="0.218cm" svg:height="0.348cm" svg:x="18.139cm" svg:y="10.1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    <text:p/>
              </draw:path>
            </draw:g>
            <draw:custom-shape draw:style-name="gr16" draw:text-style-name="P11" draw:layer="layout" svg:width="0.791cm" svg:height="0.855cm" svg:x="18.797cm" svg:y="9.2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1" draw:layer="layout" svg:width="1.027cm" svg:height="1.109cm" svg:x="16.743cm" svg:y="9.03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11" draw:layer="layout" svg:width="0.791cm" svg:height="0.855cm" svg:x="14.828cm" svg:y="9.03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18" draw:text-style-name="P1" draw:layer="layout" svg:x1="0.381cm" svg:y1="8.244cm" svg:x2="20.701cm" svg:y2="8.244cm">
          <text:p/>
        </draw:line>
        <draw:custom-shape draw:style-name="gr19" draw:text-style-name="P1" draw:layer="layout" svg:width="0.889cm" svg:height="0.508cm" svg:x="6.647cm" svg:y="9.8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layer="layout" svg:width="0.889cm" svg:height="0.508cm" svg:x="14.459cm" svg:y="9.8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0.891cm" svg:height="0.607cm" svg:x="0.943cm" svg:y="11.447cm">
          <draw:text-box>
            <text:p><text:span text:style-name="T2">(h)</text:span></text:p>
          </draw:text-box>
        </draw:frame>
        <draw:frame draw:style-name="gr3" draw:text-style-name="P3" draw:layer="layout" svg:width="0.891cm" svg:height="0.607cm" svg:x="7.657cm" svg:y="11.419cm">
          <draw:text-box>
            <text:p><text:span text:style-name="T2">(i)</text:span></text:p>
          </draw:text-box>
        </draw:frame>
        <draw:frame draw:style-name="gr21" draw:text-style-name="P3" draw:layer="layout" svg:width="1.27cm" svg:height="0.607cm" svg:x="14.459cm" svg:y="11.419cm">
          <draw:text-box>
            <text:p><text:span text:style-name="T2">(j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006cm" fo:page-height="12.06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1T19:15:22.888789361</meta:creation-date>
    <dc:date>2018-10-09T15:57:15.825879180</dc:date>
    <meta:editing-duration>PT1H37M33S</meta:editing-duration>
    <meta:editing-cycles>5</meta:editing-cycles>
    <meta:generator>LibreOffice/6.0.6.2$Linux_X86_64 LibreOffice_project/00m0$Build-2</meta:generator>
    <meta:document-statistic meta:object-count="116"/>
  </office:meta>
</office:document-meta>
</file>